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AspectJAnnotationBindingTests.testAnnotationBindingInAround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AspectJAnnotationBind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AspectJAnnotationBindingTestAspect.doWithAnnotation( ProceedingJoinPoint pjp , TestAnnotation testAn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Arra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AspectJAnnotationBindingTests.testNoMatchingWithoutAnnotatio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AspectJAnnotationBindingTests.testPointcutEvaluatedAgains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rra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Arra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